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5984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7071in"/>
    </style:style>
    <style:style style:name="co6" style:family="table-column">
      <style:table-column-properties fo:break-before="auto" style:column-width="1.3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<text:s/>12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<text:s/>9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<text:s/>8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<text:s/>7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<text:s/>6.04</text:p>
          </table:table-cell>
          <table:table-cell table:formula="of:=SUM([.B1:.B5])" office:value-type="float" office:value="17030" calcext:value-type="float">
            <text:p>170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<text:s/>7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5.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<text:s/>4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<text:s/>4.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<text:s/>4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<text:s/>4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<text:s/>3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<text:s/>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2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<text:s/>2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<text:s/>2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/>2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/>1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/>1.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<text:s/>1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1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s/>1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0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17</text:p>
          </table:table-cell>
          <table:table-cell table:formula="of:=SUM([.B6:.B25])" office:value-type="float" office:value="20902" calcext:value-type="float">
            <text:p>20902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4"/>
          <table:table-cell table:number-columns-repeated="2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 table:style-name="ce5"/>
          <table:table-cell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 table:number-columns-repeated="4"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3:44:33.921352050</meta:creation-date>
    <dc:date>2025-02-27T16:42:44.762674212</dc:date>
    <meta:editing-duration>PT2H15M20S</meta:editing-duration>
    <meta:editing-cycles>1</meta:editing-cycles>
    <meta:document-statistic meta:table-count="1" meta:cell-count="77" meta:object-count="0"/>
    <meta:generator>LibreOffice/7.3.7.2$Linux_X86_64 LibreOffice_project/30$Build-2</meta:generator>
  </office:meta>
</office:document-meta>
</file>